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llCheckServiceRuntimeHints.registerHints( RuntimeHints hints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lCheckService.loadDictionary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